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9000000FD34182EBC.eps" manifest:media-type=""/>
  <manifest:file-entry manifest:full-path="Pictures/2000000200000169000000FD082DB8EB.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4.579cm" table:align="left"/>
    </style:style>
    <style:style style:name="Tabla1.A" style:family="table-column">
      <style:table-column-properties style:column-width="1.3cm"/>
    </style:style>
    <style:style style:name="Tabla1.B" style:family="table-column">
      <style:table-column-properties style:column-width="2.212cm"/>
    </style:style>
    <style:style style:name="Tabla1.C" style:family="table-column">
      <style:table-column-properties style:column-width="3.171cm"/>
    </style:style>
    <style:style style:name="Tabla1.D" style:family="table-column">
      <style:table-column-properties style:column-width="3.879cm"/>
    </style:style>
    <style:style style:name="Tabla1.E" style:family="table-column">
      <style:table-column-properties style:column-width="2.009cm"/>
    </style:style>
    <style:style style:name="Tabla1.F" style:family="table-column">
      <style:table-column-properties style:column-width="2.007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break-before="pag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Table_20_Heading">
      <style:text-properties fo:font-size="12pt" style:font-size-asian="10.5pt" style:font-size-complex="12pt"/>
    </style:style>
    <style:style style:name="P9" style:family="paragraph" style:parent-style-name="Table_20_Heading">
      <style:paragraph-properties fo:text-align="center"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bold" fo:background-color="#ff420e" style:font-size-asian="10.5pt" style:font-style-asian="normal" style:font-weight-asian="bold" style:font-size-complex="12pt" style:font-style-complex="normal" style:font-weight-complex="bold"/>
    </style:style>
    <style:style style:name="P14"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6" style:family="paragraph" style:parent-style-name="Table_20_Contents">
      <style:paragraph-properties fo:text-align="center" style:justify-single-word="false"/>
      <style:text-properties fo:font-size="12pt" style:font-size-asian="10.5pt" style:font-size-complex="12pt"/>
    </style:style>
    <style:style style:name="P17" style:family="paragraph" style:parent-style-name="Table_20_Heading">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laboratorio 2 : navier-stoke en arquitectura multi-nucleo.</text:p>
      <text:p text:style-name="P1"/>
      <text:p text:style-name="Standard">El objetivo de este laboratorio fue la implementación de mejoras sobre un código base de una simulación de fluido de navier-stoke para que corra en un arquitectura multi-nucleo (con threads) utilizando la api <text:s/><text:span text:style-name="T1">openmp</text:span>.</text:p>
      <text:p text:style-name="P1"/>
      <text:p text:style-name="P5">Optimizaciones</text:p>
      <text:p text:style-name="P1"/>
      <text:p text:style-name="P2">Basado en la experiencia del laboratorio 1, lo primero que se decidió optimizar fue la función <text:span text:style-name="T2">lin_solve</text:span>. En esta versión de navier-stokes, se usa la metodología de red-black gauss-sidel para la actualización de la matriz, lo que implica que se la actualiza en dos etapas : primero se actualiza las celdas rojas, utilizando el stencil negro que la rodea, y luego se actualiza las celdas negras, utilizando el stencil rojo. </text:p>
      <text:p text:style-name="P2">Se definió una región paralela (con la directiva <text:span text:style-name="T1">#pragma omp parallel</text:span>) que engloba a toda el cuerpo de la función, es decir, una sola región para las 20 iteraciones de la simulación, por que después de medirlo resulto la opción con menor overhead. Una iteración cuenta de 2 loops, una para actualizar cada color. Cada loops (for) cuenta a su vez con un loop anidado. El loop externo itera sobre las filas del tablero y el interno sobre las columnas, es decir, en orden row-major. <text:s/>Dada esta estructura, se decidió paralelizar los loops externos (con la directiva <text:span text:style-name="T1">#pragma omp for</text:span>). Por default, existe una barrera implícita hasta que <text:span text:style-name="T1">todos </text:span>los hilos terminen su trabajo, esto se aprovecha para evitar condiciones de carrera entre la actualización de las celdas rojas y las negras, y análogamente entre la actualización de las negras y del borde (utilizando la función <text:span text:style-name="T2">set_bound</text:span>).</text:p>
      <text:p text:style-name="P2">Se probaron varios schedulers y el mejor fue la versión <text:span text:style-name="T1">static</text:span>, que divide la cantidad de trabajo, es decir, las filas a actualizar, en partes iguales y continuas entre todos los hilos. Esto favorece a disminuir el <text:span text:style-name="T2">false-sharing </text:span><text:span text:style-name="T3">pues minimiza la cantidad de memoria que se pisan entre los hilos y mejora el uso de la cache en cada núcleo. Por ser la versión mas simple de schedulers, es la que tiene menor overhead. La única desventaja que se encuentra es que la carga en cada procesador debe estar bien balanceada, o la performance disminuye debido a que todos los hilos esperan al mas lento. Para llamar a la función </text:span><text:span text:style-name="T2">set_bound </text:span><text:span text:style-name="T3">se utilizo la directiva </text:span><text:span text:style-name="T4">#pragma omp task </text:span><text:span text:style-name="T3">que me permitió que un solo hilo ejecute la llamada a dicha función, y a la vez varios hilos pudieran colaborar internamente para actualizar el borde.</text:span></text:p>
      <text:p text:style-name="P3"/>
      <text:p text:style-name="P2"><text:span text:style-name="T3">Para las función </text:span><text:span text:style-name="T2">set_bnd</text:span><text:span text:style-name="T3"> que esta compuesta por un solo loop se utilizo la directiva </text:span><text:span text:style-name="T4">#pragma omp parallel for schedule(static)</text:span><text:span text:style-name="T3">, que crea la región paralela y distribuye el trabajo en un solo paso. Se probo en separar cada borde en diferentes secciones con la directiva </text:span><text:span text:style-name="T4">#pragma omp sections</text:span><text:span text:style-name="T3"> pero resulto mas lento, pues la actualización de los bordes verticales es mas lenta que la de los horizontales, no escala para mas de 4 hilos, y ralentiza para menos de 4.</text:span></text:p>
      <text:p text:style-name="P3"/>
      <text:p text:style-name="P2"><text:span text:style-name="T3">Análogamente, para la función </text:span><text:span text:style-name="T2">add_source</text:span><text:span text:style-name="T3"> se utilizo </text:span><text:span text:style-name="T4">#pragma omp parallel for schedule(static)</text:span><text:span text:style-name="T3">.</text:span></text:p>
      <text:p text:style-name="P3"/>
      <text:p text:style-name="P2"><text:span text:style-name="T3">Para los loops de la función </text:span><text:span text:style-name="T2">project </text:span><text:span text:style-name="T3">se utilizo </text:span><text:span text:style-name="T4">#pragma omp parallel for schedule(static) </text:span><text:span text:style-name="T3">sobre el loop externo (pero se invirtió previamente el recorrido a row-major).</text:span></text:p>
      <text:p text:style-name="P3"/>
      <text:p text:style-name="P2"><text:span text:style-name="T3">Para la función </text:span><text:span text:style-name="T2">react </text:span><text:span text:style-name="T3">en la cual se debe reducir máximos de 2 matrices, se opto por unificar los loops de reducción y seteo a 0 de las matrices, y crear una región paralela alrededor de dicho loop. Dicha región se define para que las variables </text:span><text:span text:style-name="T2">max_velocity2</text:span><text:span text:style-name="T3"> y </text:span><text:span text:style-name="T2">max_density</text:span><text:span text:style-name="T3"> sean </text:span><text:span text:style-name="T4">firstprivate</text:span><text:span text:style-name="T3"> (privadas e inicializadas). Con esto cada cada hilo acumula los máximos de su porción de trabajo en un loop (utilizando </text:span><text:span text:style-name="T4">#pragma omp parallel for schedule(static) nowait</text:span><text:span text:style-name="T3">) y terminado esto, reduce los valores parciales en 2 variables </text:span><text:span text:style-name="T2">shared_max_velocity2</text:span><text:span text:style-name="T3"> y </text:span><text:span text:style-name="T2">shared_max_density</text:span><text:span text:style-name="T3"> compartidas, utilizando la directiva </text:span><text:span text:style-name="T4">#pragma omp critical </text:span><text:span text:style-name="T3">para proteger de posibles condiciones de carrera.</text:span></text:p>
      <text:p text:style-name="P13"/>
      <text:p text:style-name="P12"><text:soft-page-break/>Para la función <text:span text:style-name="T2">advect</text:span> se utilizo <text:span text:style-name="T1">#pragma omp parallel for schedule(static)</text:span>. También se probo el scheduler <text:span text:style-name="T1">dynamic</text:span> sin acarrear ninguna mejora.</text:p>
      <text:p text:style-name="P6"/>
      <text:p text:style-name="P6">Speedup y Eficiencia</text:p>
      <text:p text:style-name="P6"/>
      <text:p text:style-name="P6"><draw:frame draw:style-name="fr1" draw:name="gráficos2" text:anchor-type="paragraph" svg:x="1.281cm" svg:y="0.21cm" svg:width="12.834cm" svg:height="8.654cm" draw:z-index="0"><draw:image xlink:href="Pictures/2000000200000169000000FD34182EBC.eps" xlink:type="simple" xlink:show="embed" xlink:actuate="onLoad"/></draw:frame></text:p>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gráficos1" text:anchor-type="paragraph" svg:x="1.413cm" svg:y="0.055cm" svg:width="13.072cm" svg:height="8.336cm" draw:z-index="1"><draw:image xlink:href="Pictures/2000000200000169000000FD082DB8EB.eps"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a relación entre el speedup alcanzado por cada hilo se debe a que la implementación de lin_solve usa el scheduler <text:span text:style-name="T1">static</text:span>, lo que implica, como se recalco anteriormente, que todos los hilos esperan al mas lento, en particular, al core mas lento.</text:p>
      <text:p text:style-name="P4"/>
      <text:p text:style-name="P4"/>
      <text:p text:style-name="P4"/>
      <text:p text:style-name="P4"/>
      <text:p text:style-name="P4"/>
      <text:p text:style-name="P4"/>
      <text:p text:style-name="P4"><text:soft-page-break/>Analíticamente, se puede armar la siguiente tabla :</text:p>
      <text:p text:style-name="P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9">#hilos</text:p>
            </table:table-cell>
            <table:table-cell table:style-name="Tabla1.A1" office:value-type="string">
              <text:p text:style-name="P8">Trabajo % hilo</text:p>
            </table:table-cell>
            <table:table-cell table:style-name="Tabla1.A1" office:value-type="string">
              <text:p text:style-name="P8">Maximo trabajo % core (balanceado)</text:p>
            </table:table-cell>
            <table:table-cell table:style-name="Tabla1.A1" office:value-type="string">
              <text:p text:style-name="P8">Division del trabajo</text:p>
              <text:p text:style-name="P8">(#core;%) (balanceado)</text:p>
            </table:table-cell>
            <table:table-cell table:style-name="Tabla1.A1" office:value-type="string">
              <text:p text:style-name="P8">% Tiempo Total</text:p>
            </table:table-cell>
            <table:table-cell table:style-name="Tabla1.F1" office:value-type="string">
              <text:p text:style-name="P8">speedup</text:p>
            </table:table-cell>
          </table:table-row>
        </table:table-header-rows>
        <table:table-row>
          <table:table-cell table:style-name="Tabla1.A2" office:value-type="string">
            <text:p text:style-name="P10">1</text:p>
          </table:table-cell>
          <table:table-cell table:style-name="Tabla1.A2" office:value-type="string">
            <text:p text:style-name="P10">100</text:p>
          </table:table-cell>
          <table:table-cell table:style-name="Tabla1.A2" office:value-type="string">
            <text:p text:style-name="P10">100</text:p>
          </table:table-cell>
          <table:table-cell table:style-name="Tabla1.A2" office:value-type="string">
            <text:p text:style-name="P10">(1; 100)</text:p>
          </table:table-cell>
          <table:table-cell table:style-name="Tabla1.A2" office:value-type="string">
            <text:p text:style-name="P10">100</text:p>
          </table:table-cell>
          <table:table-cell table:style-name="Tabla1.F2" office:value-type="string">
            <text:p text:style-name="P10">1x</text:p>
          </table:table-cell>
        </table:table-row>
        <table:table-row>
          <table:table-cell table:style-name="Tabla1.A2" office:value-type="string">
            <text:p text:style-name="P10">2</text:p>
          </table:table-cell>
          <table:table-cell table:style-name="Tabla1.A2" office:value-type="string">
            <text:p text:style-name="P10">50</text:p>
          </table:table-cell>
          <table:table-cell table:style-name="Tabla1.A2" office:value-type="string">
            <text:p text:style-name="P10">50</text:p>
          </table:table-cell>
          <table:table-cell table:style-name="Tabla1.A2" office:value-type="string">
            <text:p text:style-name="P10">(2; 50)</text:p>
          </table:table-cell>
          <table:table-cell table:style-name="Tabla1.A2" office:value-type="string">
            <text:p text:style-name="P10">50</text:p>
          </table:table-cell>
          <table:table-cell table:style-name="Tabla1.F2" office:value-type="string">
            <text:p text:style-name="P10">2x</text:p>
          </table:table-cell>
        </table:table-row>
        <table:table-row>
          <table:table-cell table:style-name="Tabla1.A2" office:value-type="string">
            <text:p text:style-name="P10">3</text:p>
          </table:table-cell>
          <table:table-cell table:style-name="Tabla1.A2" office:value-type="string">
            <text:p text:style-name="P10">33,33</text:p>
          </table:table-cell>
          <table:table-cell table:style-name="Tabla1.A2" office:value-type="string">
            <text:p text:style-name="P10">33,33</text:p>
          </table:table-cell>
          <table:table-cell table:style-name="Tabla1.A2" office:value-type="string">
            <text:p text:style-name="P10">(3; 3333)</text:p>
          </table:table-cell>
          <table:table-cell table:style-name="Tabla1.A2" office:value-type="string">
            <text:p text:style-name="P10">33,33</text:p>
          </table:table-cell>
          <table:table-cell table:style-name="Tabla1.F2" office:value-type="string">
            <text:p text:style-name="P10">3x</text:p>
          </table:table-cell>
        </table:table-row>
        <table:table-row>
          <table:table-cell table:style-name="Tabla1.A2" office:value-type="string">
            <text:p text:style-name="P10">4</text:p>
          </table:table-cell>
          <table:table-cell table:style-name="Tabla1.A2" office:value-type="string">
            <text:p text:style-name="P10">25</text:p>
          </table:table-cell>
          <table:table-cell table:style-name="Tabla1.A2" office:value-type="string">
            <text:p text:style-name="P10">25</text:p>
          </table:table-cell>
          <table:table-cell table:style-name="Tabla1.A2" office:value-type="string">
            <text:p text:style-name="P10">(4; 25)</text:p>
          </table:table-cell>
          <table:table-cell table:style-name="Tabla1.A2" office:value-type="string">
            <text:p text:style-name="P10">25</text:p>
          </table:table-cell>
          <table:table-cell table:style-name="Tabla1.F2" office:value-type="string">
            <text:p text:style-name="P10">4x</text:p>
          </table:table-cell>
        </table:table-row>
        <table:table-row>
          <table:table-cell table:style-name="Tabla1.A2" office:value-type="string">
            <text:p text:style-name="P10">5</text:p>
          </table:table-cell>
          <table:table-cell table:style-name="Tabla1.A2" office:value-type="string">
            <text:p text:style-name="P10">20</text:p>
          </table:table-cell>
          <table:table-cell table:style-name="Tabla1.A2" office:value-type="string">
            <text:p text:style-name="P10">40</text:p>
          </table:table-cell>
          <table:table-cell table:style-name="Tabla1.A2" office:value-type="string">
            <text:p text:style-name="P10">(3; 20) (1; 40)</text:p>
          </table:table-cell>
          <table:table-cell table:style-name="Tabla1.A2" office:value-type="string">
            <text:p text:style-name="P10">40</text:p>
          </table:table-cell>
          <table:table-cell table:style-name="Tabla1.F2" office:value-type="string">
            <text:p text:style-name="P10">2,5x</text:p>
          </table:table-cell>
        </table:table-row>
        <table:table-row>
          <table:table-cell table:style-name="Tabla1.A2" office:value-type="string">
            <text:p text:style-name="P10">6</text:p>
          </table:table-cell>
          <table:table-cell table:style-name="Tabla1.A2" office:value-type="string">
            <text:p text:style-name="P10">16,66</text:p>
          </table:table-cell>
          <table:table-cell table:style-name="Tabla1.A2" office:value-type="string">
            <text:p text:style-name="P10">33,33</text:p>
          </table:table-cell>
          <table:table-cell table:style-name="Tabla1.A2" office:value-type="string">
            <text:p text:style-name="P10">(3; 33,33)</text:p>
          </table:table-cell>
          <table:table-cell table:style-name="Tabla1.A2" office:value-type="string">
            <text:p text:style-name="P10">33,33</text:p>
          </table:table-cell>
          <table:table-cell table:style-name="Tabla1.F2" office:value-type="string">
            <text:p text:style-name="P10">3x</text:p>
          </table:table-cell>
        </table:table-row>
        <table:table-row>
          <table:table-cell table:style-name="Tabla1.A2" office:value-type="string">
            <text:p text:style-name="P10">7</text:p>
          </table:table-cell>
          <table:table-cell table:style-name="Tabla1.A2" office:value-type="string">
            <text:p text:style-name="P10">14,28</text:p>
          </table:table-cell>
          <table:table-cell table:style-name="Tabla1.A2" office:value-type="string">
            <text:p text:style-name="P10">28,56</text:p>
          </table:table-cell>
          <table:table-cell table:style-name="Tabla1.A2" office:value-type="string">
            <text:p text:style-name="P10">(3; 28,56), (1;14,28)</text:p>
          </table:table-cell>
          <table:table-cell table:style-name="Tabla1.A2" office:value-type="string">
            <text:p text:style-name="P10">28,56</text:p>
          </table:table-cell>
          <table:table-cell table:style-name="Tabla1.F2" office:value-type="string">
            <text:p text:style-name="P10">3,5x</text:p>
          </table:table-cell>
        </table:table-row>
        <table:table-row>
          <table:table-cell table:style-name="Tabla1.A2" office:value-type="string">
            <text:p text:style-name="P10">8</text:p>
          </table:table-cell>
          <table:table-cell table:style-name="Tabla1.A2" office:value-type="string">
            <text:p text:style-name="P10">12,5</text:p>
          </table:table-cell>
          <table:table-cell table:style-name="Tabla1.A2" office:value-type="string">
            <text:p text:style-name="P10">25</text:p>
          </table:table-cell>
          <table:table-cell table:style-name="Tabla1.A2" office:value-type="string">
            <text:p text:style-name="P10">(4;25)</text:p>
          </table:table-cell>
          <table:table-cell table:style-name="Tabla1.A2" office:value-type="string">
            <text:p text:style-name="P10">25</text:p>
          </table:table-cell>
          <table:table-cell table:style-name="Tabla1.F2" office:value-type="string">
            <text:p text:style-name="P10">4x</text:p>
          </table:table-cell>
        </table:table-row>
      </table:table>
      <text:p text:style-name="P4"><text:s/></text:p>
      <text:p text:style-name="P4"/>
      <text:p text:style-name="P4">Se tiene en cuenta que el código paralelizado es numéricamente intensivo por lo que un core no puede obtener muchas ganancias por mas que se use lo 2 hilos que puede manejar, lo que respalda que la eficiencia sea mucho mayor cuando se utiliza un hilo por core en vez de 2.</text:p>
      <text:p text:style-name="P4">Se observa que medida que el N crece la tabla se asemeja <text:span text:style-name="T2">proporcionalmente</text:span> a los resultados obtenidos, pero hay que recalcar que algunos factores como las barreras, copia de memoria entre hilos (que se produce cuando se actualizan las celdas de la primera y ultima fila asignada a cada hilo), entre otras cosas, no permiten alcanzar la performance pico que indicaría la tabl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9:38:02</meta:creation-date>
    <meta:generator>LibreOffice/3.5$Linux_x86 LibreOffice_project/350m1$Build-2</meta:generator>
    <dc:date>2013-03-21T10:35:22</dc:date>
    <meta:editing-duration>PT6H25M46S</meta:editing-duration>
    <meta:editing-cycles>5</meta:editing-cycles>
    <meta:document-statistic meta:table-count="1" meta:image-count="2" meta:object-count="0" meta:page-count="4" meta:paragraph-count="72" meta:word-count="891" meta:character-count="5228" meta:non-whitespace-character-count="4404"/>
  </office:meta>
</office:document-meta>
</file>